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png" manifest:full-path="Pictures/1000020100000154000001543F990DCB.png"/>
  <manifest:file-entry manifest:media-type="image/jpeg" manifest:full-path="Pictures/10000000000003A800000141145D463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8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 style:list-style-name="L4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>
      <style:graphic-properties fo:min-height="12.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.93cm" fo:margin-right="0cm" fo:text-indent="-0.93cm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.94cm" fo:margin-right="0cm" fo:line-height="100%" fo:text-indent="-0.889cm"/>
    </style:style>
    <style:style style:name="P11" style:family="paragraph">
      <style:paragraph-properties fo:margin-left="0cm" fo:margin-right="0cm" fo:margin-top="0.204cm" fo:margin-bottom="0.3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2" style:family="paragraph">
      <style:paragraph-properties fo:line-height="100%"/>
    </style:style>
    <style:style style:name="P13" style:family="paragraph">
      <style:paragraph-properties style:text-autospace="ideograph-alpha" style:writing-mode="lr-tb"/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30%" fo:text-indent="0cm"/>
    </style:style>
    <style:style style:name="P15" style:family="paragraph">
      <style:paragraph-properties fo:margin-left="0cm" fo:margin-right="0cm" fo:line-height="130%" fo:text-align="start" fo:text-indent="0cm"/>
    </style:style>
    <style:style style:name="P16" style:family="paragraph">
      <style:paragraph-properties fo:margin-left="0cm" fo:margin-right="0cm" fo:margin-top="0.204cm" fo:margin-bottom="0.31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7" style:family="paragraph">
      <style:paragraph-properties fo:margin-left="0.93cm" fo:margin-right="0cm" fo:line-height="130%" fo:text-indent="-0.93cm"/>
    </style:style>
    <style:style style:name="P18" style:family="paragraph">
      <style:paragraph-properties fo:margin-left="0.93cm" fo:margin-right="0cm" fo:line-height="130%" fo:text-align="start" fo:text-indent="-0.93cm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style:text-outline="false" style:text-line-through-style="none" style:text-position="0% 100%" fo:font-family="'DejaVu Sans'" style:font-family-generic="swiss" style:font-pitch="variable" fo:font-size="40pt" fo:language="en" fo:country="GB" fo:font-style="normal" fo:text-shadow="1pt 1pt" style:text-underline-style="none" fo:font-weight="bold" style:font-family-asian="Arial" style:font-family-generic-asian="swiss" style:font-pitch-asian="variable" style:font-size-asian="40pt" style:language-asian="en" style:country-asian="US" style:font-style-asian="normal" style:font-weight-asian="bold" style:font-family-complex="Arial" style:font-family-generic-complex="swiss" style:font-pitch-complex="variable" style:font-size-complex="40pt" style:font-style-complex="normal" style:font-weight-complex="bold" style:text-emphasize="none" style:font-relief="none"/>
    </style:style>
    <style:style style:name="T3" style:family="text">
      <style:text-properties fo:font-family="'DejaVu Sans'" style:font-family-generic="swiss" style:font-pitch="variable" fo:font-size="40pt" fo:language="en" fo:country="US" fo:font-weight="bold" style:font-size-asian="40pt" style:language-asian="en" style:country-asian="US" style:font-size-complex="40pt" style:font-weight-complex="bold"/>
    </style:style>
    <style:style style:name="T4" style:family="text"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DejaVu Sans'" style:font-family-generic="swiss" style:font-pitch="variable"/>
    </style:style>
    <style:style style:name="T8" style:family="text">
      <style:text-properties fo:color="#000000" fo:font-family="'DejaVu Sans'" style:font-family-generic="swiss" style:font-pitch="variable"/>
    </style:style>
    <style:style style:name="T9" style:family="text">
      <style:text-properties fo:color="#ff0000" fo:font-family="'DejaVu Sans'" style:font-family-generic="swiss" style:font-pitch="variable"/>
    </style:style>
    <style:style style:name="T10" style:family="text"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6pt" fo:font-style="normal" fo:text-shadow="none" style:text-underline-style="none" fo:font-weight="bold" style:font-family-asian="Arial" style:font-family-generic-asian="swiss" style:font-pitch-asian="variable" style:font-size-asian="26pt" style:font-style-asian="normal" style:font-weight-asian="bold" style:font-family-complex="Arial" style:font-family-generic-complex="swiss" style:font-pitch-complex="variable" style:font-size-complex="26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/>
    </style:style>
    <style:style style:name="T13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14" style:family="text">
      <style:text-properties fo:font-family="'DejaVu Sans'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127cm" text:min-label-width="0.559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>instigate-training-center.a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Users and permissions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Introduction</text:p>
              </text:list-item>
              <text:list-item>
                <text:p text:style-name="P6">Home directories</text:p>
              </text:list-item>
              <text:list-item>
                <text:p text:style-name="P6">/etc/passwd and /etc/group files</text:p>
              </text:list-item>
              <text:list-item>
                <text:p text:style-name="P6">Creating/deleting users and groups</text:p>
              </text:list-item>
              <text:list-item>
                <text:p text:style-name="P6">File permissions</text:p>
              </text:list-item>
              <text:list-item>
                <text:p text:style-name="P6">Permission types</text:p>
              </text:list-item>
              <text:list-item>
                <text:p text:style-name="P6">Changing file owner and group</text:p>
              </text:list-item>
              <text:list-item>
                <text:p text:style-name="P6">Changing file permissions</text:p>
              </text:list-item>
            </text:list>
          </draw:text-box>
        </draw:frame>
        <draw:frame presentation:style-name="pr5" draw:text-style-name="P8" draw:layer="layout" svg:width="28.749cm" svg:height="2.868cm" svg:x="1.599cm" svg:y="0.799cm" presentation:class="title" presentation:user-transformed="true">
          <draw:text-box>
            <text:p text:style-name="P1"><text:span text:style-name="T3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Introduction</text:p>
          </draw:text-box>
        </draw:frame>
        <draw:frame presentation:style-name="pr8" draw:text-style-name="P10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10">Linux is designed to be a multi-user environment</text:p>
              </text:list-item>
              <text:list-item>
                <text:p text:style-name="P10">In an environment with more that one users, it is crucial to have a secure system for deciding which files are yours and who can view or change them</text:p>
              </text:list-item>
              <text:list-item>
                <text:p text:style-name="P10">root user (or superuser) has access to all commands and files on a Linux</text:p>
              </text:list-item>
              <text:list-item>
                <text:p text:style-name="P10">Users currently logged in to the system can be viewed by 'w' or 'who' command</text:p>
              </text:list-item>
              <text:list-item>
                <text:p text:style-name="P10">The current user can be viewed by 'whoami' or 'who i am' commands (also the username is stored in USER environment variable)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Home directories</text:p>
          </draw:text-box>
        </draw:frame>
        <draw:frame presentation:style-name="pr10" draw:text-style-name="P12" draw:layer="layout" svg:width="30cm" svg:height="12.95cm" svg:x="1cm" svg:y="4cm" presentation:class="outline" presentation:user-transformed="true">
          <draw:text-box>
            <text:list text:style-name="L5">
              <text:list-item>
                <text:p text:style-name="P11"><text:span text:style-name="T4">Each created account on a system has a separated home directory placed under /home, e.g. /home/john</text:span></text:p>
              </text:list-item>
              <text:list-item>
                <text:p text:style-name="P11"><text:span text:style-name="T4">The home directory for the superuser is a / directory or /root directory</text:span></text:p>
              </text:list-item>
              <text:list-item>
                <text:p text:style-name="P11"><text:span text:style-name="T4">Most of the user specific configuration files are stored as a hidden files under home directory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/etc/passwd and /etc/group file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3">
              <text:list-item>
                <text:p text:style-name="P6">/etc/passwd file <text:span text:style-name="T5">contains various pieces of information for each user account. This is where the users are defined. Contains information such as:</text:span></text:p>
                <text:list>
                  <text:list-item>
                    <text:p><text:span text:style-name="T5">Username</text:span></text:p>
                  </text:list-item>
                  <text:list-item>
                    <text:p><text:span text:style-name="T5">UID (user ID) and GID (group ID)</text:span></text:p>
                  </text:list-item>
                  <text:list-item>
                    <text:p><text:span text:style-name="T5">full name</text:span></text:p>
                  </text:list-item>
                  <text:list-item>
                    <text:p><text:span text:style-name="T5">home directory</text:span></text:p>
                  </text:list-item>
                  <text:list-item>
                    <text:p><text:span text:style-name="T5">the program to run after login (e.g. the preferred shell)</text:span></text:p>
                  </text:list-item>
                </text:list>
              </text:list-item>
              <text:list-item>
                <text:p text:style-name="P6"><text:span text:style-name="T5">/etc/group file contains the information about the existing groups, their IDs and member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Creating users and groups</text:p>
          </draw:text-box>
        </draw:frame>
        <draw:frame presentation:style-name="pr10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6"><text:span text:style-name="T6">adduse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adduser [--home DIR] [--shell SHELL] [--uid ID] [-gid ID] user</text:span><text:span text:style-name="T6"><text:line-break/></text:span><text:span text:style-name="T5">add a user to the system according to command line options and configuration information in /etc/adduser.conf</text:span></text:p>
                  </text:list-item>
                  <text:list-item>
                    <text:p text:style-name="P13"><text:span text:style-name="T6">adduser user group </text:span><text:span text:style-name="T5">- add an existing user to an existing grou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addgroup group (or adduser –-group group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add a new group to the system</text:span></text:p>
                  </text:list-item>
                  <text:list-item>
                    <text:p text:style-name="P13"><text:span text:style-name="T5">the group is created with no user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luser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deluser [--remove-home] user</text:span><text:span text:style-name="T5"> – removes user from the system</text:span><text:span text:style-name="T5"><text:tab/></text:span></text:p>
                  </text:list-item>
                  <text:list-item>
                    <text:p text:style-name="P13"><text:span text:style-name="T6">deluser user group</text:span><text:span text:style-name="T5"> – remove a user from a specific grou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lgroup group</text:span><text:span text:style-name="T5"> – remove a group from the system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File permission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5">
              <text:list-item>
                <text:p text:style-name="P14"><text:span text:style-name="T7">Permissions are defined separately for users, groups, other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user – the username of person who owns the file. By default, the user who creates the file become its owner</text:span></text:p>
                  </text:list-item>
                  <text:list-item>
                    <text:p text:style-name="P13"><text:span text:style-name="T7">group – the usergroup that owns the file. All users who belong into the group that owns the file will have the same access permissions</text:span></text:p>
                  </text:list-item>
                  <text:list-item>
                    <text:p text:style-name="P13"><text:span text:style-name="T7">other – a user who isn't the owner of the file and doens't belong in the same group the file does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7">Output of the 'ls -l' command</text:span></text:p>
              </text:list-item>
            </text:list>
            <text:p><text:span text:style-name="T8"><text:s text:c="6"/></text:span><text:span text:style-name="T8">-</text:span><text:span text:style-name="T9">rw-r--r--</text:span><text:span text:style-name="T8"> 1 student student 12408 2010-25-03 18:44 fil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Permission type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3">
              <text:list-item>
                <text:p text:style-name="P6">Read permission </text:p>
              </text:list-item>
            </text:list>
            <text:list text:style-name="L6">
              <text:list-item>
                <text:list>
                  <text:list-item>
                    <text:p text:style-name="P13">on a regular file means that the file can be opened and read</text:p>
                  </text:list-item>
                  <text:list-item>
                    <text:p text:style-name="P13">on a directory means that the contents of the directory can be listed</text:p>
                  </text:list-item>
                </text:list>
              </text:list-item>
            </text:list>
            <text:list text:style-name="L3">
              <text:list-item>
                <text:p text:style-name="P6">Write permissions</text:p>
              </text:list-item>
            </text:list>
            <text:list text:style-name="L6">
              <text:list-item>
                <text:list>
                  <text:list-item>
                    <text:p text:style-name="P13">on a regular file means that the file can be modified (new data can be written to the file)</text:p>
                  </text:list-item>
                  <text:list-item>
                    <text:p text:style-name="P13">on a directory means that files can be added, removed or renamed in the directory</text:p>
                  </text:list-item>
                </text:list>
              </text:list-item>
            </text:list>
            <text:list text:style-name="L3">
              <text:list-item>
                <text:p text:style-name="P6">Execute permissions</text:p>
              </text:list-item>
            </text:list>
            <text:list text:style-name="L6">
              <text:list-item>
                <text:list>
                  <text:list-item>
                    <text:p text:style-name="P13">on a regular file means that the file can be executed as a program or a shell script</text:p>
                  </text:list-item>
                  <text:list-item>
                    <text:p text:style-name="P13">on a directory allows to access files in the directory and enter 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Changing file owner and group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5">
              <text:list-item>
                <text:p text:style-name="P16"><text:span text:style-name="T10">chown [OWNER][:GROUP] [-R] FILE</text:span></text:p>
                <text:list>
                  <text:list-item>
                    <text:p><text:span text:style-name="T11">e.g. chown student /home/john/file.txt</text:span></text:p>
                  </text:list-item>
                  <text:list-item>
                    <text:p><text:span text:style-name="T11">e.g. chown student:student /home/john/file.txt</text:span></text:p>
                  </text:list-item>
                  <text:list-item>
                    <text:p><text:span text:style-name="T11">e.g. chown :root /home/student/file.txt</text:span></text:p>
                  </text:list-item>
                </text:list>
              </text:list-item>
              <text:list-item>
                <text:p text:style-name="P16"><text:span text:style-name="T10">chgrp GROUP FILE</text:span></text:p>
                <text:list>
                  <text:list-item>
                    <text:p><text:span text:style-name="T11">e.g. chgrp student /home/john/file.txt</text:span></text:p>
                  </text:list-item>
                  <text:list-item>
                    <text:p><text:span text:style-name="T11">equivalent to </text:span><text:span text:style-name="T12">chown :GROUP FI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Changing file permissions</text:p>
          </draw:text-box>
        </draw:frame>
        <draw:frame presentation:style-name="pr10" draw:layer="layout" svg:width="30cm" svg:height="12.95cm" svg:x="1cm" svg:y="4cm" presentation:class="outline">
          <draw:text-box>
            <text:list text:style-name="L3">
              <text:list-item>
                <text:p text:style-name="P17"><text:span text:style-name="T7">Permissions are changed by chmod command</text:span></text:p>
                <text:list>
                  <text:list-item>
                    <text:p><text:span text:style-name="T13">chmod (ugoa) (+-=) (rwx) FILE</text:span></text:p>
                  </text:list-item>
                </text:list>
              </text:list-item>
              <text:list-item>
                <text:p text:style-name="P18"><text:span text:style-name="T14">Add execute permissions for group</text:span></text:p>
                <text:list>
                  <text:list-item>
                    <text:p><text:span text:style-name="T13">chmod g+x file.txt</text:span></text:p>
                  </text:list-item>
                </text:list>
              </text:list-item>
              <text:list-item>
                <text:p text:style-name="P18"><text:span text:style-name="T14">Add both write and execute permissions for the file's owner</text:span></text:p>
                <text:list>
                  <text:list-item>
                    <text:p><text:span text:style-name="T13">chmod u+wx file.txt</text:span></text:p>
                  </text:list-item>
                </text:list>
              </text:list-item>
              <text:list-item>
                <text:p text:style-name="P18"><text:span text:style-name="T14">Remove execute permissions from both owner and group</text:span></text:p>
                <text:list>
                  <text:list-item>
                    <text:p><text:span text:style-name="T13">chmod ug-x file.tx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10.106cm" svg:height="0.719cm" svg:x="10.932cm" svg:y="18.939cm" presentation:class="footer">
        <draw:text-box>
          <text:p text:style-name="MP7">Confidential</text:p>
        </draw:text-box>
      </draw:frame>
      <draw:frame presentation:style-name="Mpr1" draw:text-style-name="MP7" draw:layer="backgroundobjects" svg:width="10.106cm" svg:height="0.719cm" svg:x="1.21cm" svg:y="18.966cm">
        <draw:text-box>
          <text:p text:style-name="MP8">© 2011 Instigate Training Center NGO</text:p>
        </draw:text-box>
      </draw:frame>
      <draw:frame draw:style-name="Mgr5" draw:text-style-name="MP9" draw:layer="backgroundobjects" svg:width="2.867cm" svg:height="2.808cm" svg:x="28.348cm" svg:y="16.777cm">
        <draw:image xlink:href="Pictures/1000020100000154000001543F990DCB.png" xlink:type="simple" xlink:show="embed" xlink:actuate="onLoad">
          <text:p/>
        </draw:image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1" draw:layer="backgroundobjects" svg:width="10.128cm" svg:height="0.713cm" svg:x="1.06cm" svg:y="19.092cm">
        <text:p text:style-name="MP10"><text:span text:style-name="MT2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9" draw:text-style-name="MP9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Ruben Osipyan</meta:initial-creator>
    <meta:creation-date>2008-10-10T12:37:19</meta:creation-date>
    <dc:creator>nune </dc:creator>
    <dc:date>2011-05-17T10:56:07</dc:date>
    <meta:editing-cycles>278</meta:editing-cycles>
    <meta:editing-duration>PT44H00M20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